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79707" officeooo:paragraph-rsid="00179707"/>
    </style:style>
    <style:style style:name="P2" style:family="paragraph" style:parent-style-name="Standard">
      <style:text-properties officeooo:rsid="001a9f7a" officeooo:paragraph-rsid="001a9f7a"/>
    </style:style>
    <style:style style:name="P3" style:family="paragraph" style:parent-style-name="Standard">
      <style:text-properties officeooo:rsid="001bf60e" officeooo:paragraph-rsid="001bf60e"/>
    </style:style>
    <style:style style:name="P4" style:family="paragraph" style:parent-style-name="Standard">
      <style:text-properties officeooo:rsid="001bf60e" officeooo:paragraph-rsid="001ed3e3"/>
    </style:style>
    <style:style style:name="P5" style:family="paragraph" style:parent-style-name="Standard">
      <style:text-properties officeooo:rsid="001d28d6" officeooo:paragraph-rsid="001d28d6"/>
    </style:style>
    <style:style style:name="P6" style:family="paragraph" style:parent-style-name="Standard">
      <style:text-properties officeooo:rsid="0021d77c" officeooo:paragraph-rsid="0021d77c"/>
    </style:style>
    <style:style style:name="T1" style:family="text">
      <style:text-properties officeooo:rsid="00181886"/>
    </style:style>
    <style:style style:name="T2" style:family="text">
      <style:text-properties officeooo:rsid="0019e13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NX </text:p>
      <text:p text:style-name="P1"/>
      <text:p text:style-name="P1"/>
      <text:p text:style-name="P1">Qnx is a commercial unix like real time operating system developed by QNX software system ltd.</text:p>
      <text:p text:style-name="P1"/>
      <text:p text:style-name="P1">QNX operating system contain kernal and process manager.</text:p>
      <text:p text:style-name="P1"/>
      <text:p text:style-name="P1">QNX neutrion RTOS is deliver the open system POSIX(https://www.techtarget.com/whatis/definition/POSIX-Portable-Operating-System-Interface) API in a robust,scalable from suitable for wide range of system.</text:p>
      <text:p text:style-name="P1"/>
      <text:p text:style-name="P1">- QNX is a closed source OS</text:p>
      <text:p text:style-name="P1">- <text:span text:style-name="T1">Aimed to Embedded market(Automotive,mediacl and hard real time system)</text:span></text:p>
      <text:p text:style-name="P1">-<text:span text:style-name="T1">It is developed based on microkernel concepts</text:span></text:p>
      <text:p text:style-name="P1">-<text:span text:style-name="T1">Latest release version is 7.1</text:span></text:p>
      <text:p text:style-name="P1">-<text:span text:style-name="T2">It is microKernel</text:span></text:p>
      <text:p text:style-name="P1"/>
      <text:p text:style-name="P2">QNX ARCHITECTURE</text:p>
      <text:p text:style-name="P2"/>
      <text:p text:style-name="P2">The QNX neutrino RTON consist of a small microkernal managing a group of cooperating processes.</text:p>
      <text:p text:style-name="P2">QNX acts as a king of software bus that lets you dynamically plug in/out OS modules whenever they needed.</text:p>
      <text:p text:style-name="P2"/>
      <text:p text:style-name="P3">Modules in Qnx</text:p>
      <text:p text:style-name="P3">QNX neutrino microkernel</text:p>
      <text:p text:style-name="P3">Inter-process communication</text:p>
      <text:p text:style-name="P3">Process manager</text:p>
      <text:p text:style-name="P3">Resource manager</text:p>
      <text:p text:style-name="P3">Filesystem</text:p>
      <text:p text:style-name="P3">QNX neutrio presistence public/subscribe</text:p>
      <text:p text:style-name="P3">character I/O</text:p>
      <text:p text:style-name="P3">Networking</text:p>
      <text:p text:style-name="P3">crytography support</text:p>
      <text:p text:style-name="P3"/>
      <text:p text:style-name="P5">system services :The microkernal has kernal call to support the follwing:</text:p>
      <text:p text:style-name="P3"/>
      <text:p text:style-name="P4">Thread services </text:p>
      <text:p text:style-name="P4">• Signal services </text:p>
      <text:p text:style-name="P4">• Message-passing services: the kernel handles routing of messages throughout the entire system. </text:p>
      <text:p text:style-name="P4">• Synchronization services</text:p>
      <text:p text:style-name="P4"><text:s/>• Scheduling services: the kernel uses realtime scheduling algorithms. </text:p>
      <text:p text:style-name="P4">• Timer services </text:p>
      <text:p text:style-name="P4">• Process management services</text:p>
      <text:p text:style-name="P1"/>
      <text:p text:style-name="P1">A microkernel architecture, “structures the operating system by removing all nonessential components from the kernel and implementing them as system and user-level programs. The result is a smaller kernel. There is little consensus regarding which services should remain in the kernel and which should be implemented in user space. Typically, however, microkernels provide minimal process and memory management, in addition to a communication facility.”</text:p>
      <text:p text:style-name="P1"/>
      <text:p text:style-name="P1"/>
      <text:p text:style-name="P6"><text:soft-page-break/>Thread schuduling</text:p>
      <text:p text:style-name="P6"/>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26T10:54:05.359817132</meta:creation-date>
    <dc:date>2022-07-26T12:05:14.371283341</dc:date>
    <meta:editing-duration>PT39M46S</meta:editing-duration>
    <meta:editing-cycles>6</meta:editing-cycles>
    <meta:generator>LibreOffice/6.4.7.2$Linux_X86_64 LibreOffice_project/40$Build-2</meta:generator>
    <meta:document-statistic meta:table-count="0" meta:image-count="0" meta:object-count="0" meta:page-count="2" meta:paragraph-count="32" meta:word-count="249" meta:character-count="1772" meta:non-whitespace-character-count="1548"/>
  </office:meta>
</office:document-meta>
</file>